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Courier New" svg:font-family="'Courier New'" style:font-pitch="variable"/>
    <style:font-face style:name="DejaVu Sans" svg:font-family="'DejaVu Sans', 'Times New Roma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style:tab-stops>
          <style:tab-stop style:position="3.75in" style:type="center"/>
          <style:tab-stop style:position="7.3752in" style:type="right"/>
        </style:tab-stops>
      </style:paragraph-properties>
    </style:style>
    <style:style style:name="P2" style:family="paragraph" style:parent-style-name="Preformatted_20_Text">
      <style:paragraph-properties>
        <style:tab-stops>
          <style:tab-stop style:position="3.75in" style:type="center"/>
          <style:tab-stop style:position="7.3752in" style:type="right"/>
        </style:tab-stops>
      </style:paragraph-properties>
      <style:text-properties fo:font-size="9pt" style:font-size-asian="9pt" style:font-name-complex="Times New Roman" style:font-size-complex="11pt"/>
    </style:style>
    <style:style style:name="P3" style:family="paragraph" style:parent-style-name="job_20_title">
      <style:text-properties fo:font-size="9pt" style:font-size-asian="9pt"/>
    </style:style>
    <style:style style:name="P4" style:family="paragraph" style:parent-style-name="job_20_title">
      <style:text-properties fo:font-size="9pt" style:font-size-asian="9pt" style:font-size-complex="11pt"/>
    </style:style>
    <style:style style:name="P5" style:family="paragraph" style:parent-style-name="job_20_title">
      <style:text-properties fo:font-size="9pt" officeooo:rsid="00208d4c" officeooo:paragraph-rsid="00208d4c" style:font-size-asian="7.84999990463257pt" style:font-size-complex="9pt"/>
    </style:style>
    <style:style style:name="P6" style:family="paragraph" style:parent-style-name="job_20_title">
      <style:text-properties fo:color="#717171" style:font-name="Helvetica" fo:font-size="7pt" fo:background-color="#efefef" style:font-name-asian="Times New Roman" style:font-size-asian="7pt" style:language-asian="en" style:country-asian="US" style:font-name-complex="Helvetica" style:font-size-complex="8.5pt"/>
    </style:style>
    <style:style style:name="P7" style:family="paragraph" style:parent-style-name="job_20_title">
      <style:text-properties officeooo:paragraph-rsid="002bb6f6"/>
    </style:style>
    <style:style style:name="P8" style:family="paragraph" style:parent-style-name="job_20_title">
      <style:text-properties officeooo:paragraph-rsid="002e7d7e"/>
    </style:style>
    <style:style style:name="P9" style:family="paragraph" style:parent-style-name="job_20_title">
      <style:paragraph-properties fo:margin-left="0.5in" fo:margin-right="0in" fo:text-indent="-0.3201in" style:auto-text-indent="false"/>
    </style:style>
    <style:style style:name="P10" style:family="paragraph" style:parent-style-name="job_20_title">
      <style:paragraph-properties fo:margin-left="0.5in" fo:margin-right="0in" fo:text-indent="-0.3201in" style:auto-text-indent="false"/>
      <style:text-properties fo:font-size="9pt" style:font-size-asian="9pt" style:font-size-complex="11pt"/>
    </style:style>
    <style:style style:name="P11" style:family="paragraph" style:parent-style-name="job_20_title">
      <style:paragraph-properties fo:margin-left="0.5in" fo:margin-right="0in" fo:text-indent="-0.3201in" style:auto-text-indent="false"/>
      <style:text-properties fo:font-size="9pt" officeooo:rsid="001f58f8" officeooo:paragraph-rsid="0029e96a" style:font-size-asian="9pt" style:font-size-complex="11pt"/>
    </style:style>
    <style:style style:name="P12" style:family="paragraph" style:parent-style-name="job_20_title">
      <style:paragraph-properties fo:margin-left="0.5in" fo:margin-right="0in" fo:text-indent="-0.3201in" style:auto-text-indent="false"/>
      <style:text-properties fo:font-size="9pt" officeooo:rsid="001f58f8" officeooo:paragraph-rsid="002b03f9" style:font-size-asian="9pt" style:font-size-complex="11pt"/>
    </style:style>
    <style:style style:name="P13" style:family="paragraph" style:parent-style-name="job_20_title">
      <style:paragraph-properties fo:margin-left="0.5in" fo:margin-right="0in" fo:text-indent="-0.3201in" style:auto-text-indent="false"/>
      <style:text-properties fo:font-size="9pt" officeooo:paragraph-rsid="001b419d" style:font-size-asian="9pt" style:font-size-complex="11pt"/>
    </style:style>
    <style:style style:name="P14" style:family="paragraph" style:parent-style-name="job_20_title">
      <style:paragraph-properties fo:margin-left="0.5in" fo:margin-right="0in" fo:text-indent="-0.3201in" style:auto-text-indent="false"/>
      <style:text-properties fo:font-size="9pt" officeooo:rsid="0026df32" officeooo:paragraph-rsid="002b03f9" style:font-size-asian="9pt" style:font-size-complex="11pt"/>
    </style:style>
    <style:style style:name="P15" style:family="paragraph" style:parent-style-name="job_20_title">
      <style:paragraph-properties fo:margin-left="0.5in" fo:margin-right="0in" fo:text-indent="-0.3201in" style:auto-text-indent="false"/>
      <style:text-properties officeooo:paragraph-rsid="001b419d"/>
    </style:style>
    <style:style style:name="P16" style:family="paragraph" style:parent-style-name="job_20_title">
      <style:paragraph-properties fo:margin-left="0.5in" fo:margin-right="0in" fo:text-indent="-0.3201in" style:auto-text-indent="false"/>
      <style:text-properties officeooo:paragraph-rsid="002b03f9"/>
    </style:style>
    <style:style style:name="P17" style:family="paragraph" style:parent-style-name="Style_20_job_20_heading_20__2b__20_11_20_pt">
      <style:text-properties fo:font-size="9pt" style:font-size-asian="9pt"/>
    </style:style>
    <style:style style:name="P18" style:family="paragraph" style:parent-style-name="job_20_description">
      <style:paragraph-properties fo:margin-left="0.9846in" fo:margin-right="0in" fo:text-indent="-0.4846in" style:auto-text-indent="false"/>
    </style:style>
    <style:style style:name="P19" style:family="paragraph" style:parent-style-name="job_20_title">
      <style:paragraph-properties fo:margin-left="0.5in" fo:margin-right="0in" fo:margin-top="0.111in" fo:margin-bottom="0in" loext:contextual-spacing="false" fo:text-indent="-0.0098in" style:auto-text-indent="false"/>
      <style:text-properties fo:font-size="9pt" style:font-size-asian="9pt" style:font-size-complex="11pt"/>
    </style:style>
    <style:style style:name="P20" style:family="paragraph" style:parent-style-name="job_20_title">
      <style:paragraph-properties fo:margin-left="0.1799in" fo:margin-right="0in" fo:text-indent="0in" style:auto-text-indent="false"/>
      <style:text-properties fo:font-size="9pt" officeooo:rsid="001f58f8" officeooo:paragraph-rsid="002b03f9" style:font-size-asian="9pt" style:font-size-complex="11pt"/>
    </style:style>
    <style:style style:name="P21" style:family="paragraph" style:parent-style-name="job_20_title">
      <style:paragraph-properties fo:margin-left="0.1799in" fo:margin-right="0in" fo:text-indent="0in" style:auto-text-indent="false"/>
      <style:text-properties fo:font-size="9pt" officeooo:rsid="0029e96a" officeooo:paragraph-rsid="002a9b9e" style:font-size-asian="9pt" style:font-size-complex="11pt"/>
    </style:style>
    <style:style style:name="P22" style:family="paragraph" style:parent-style-name="Style_20_job_20_heading_20__2b__20_11_20_pt" style:master-page-name="Standard">
      <style:paragraph-properties style:page-number="auto"/>
      <style:text-properties fo:font-size="9pt" style:font-size-asian="9pt"/>
    </style:style>
    <style:style style:name="T1" style:family="text">
      <style:text-properties style:font-name="Tahoma" fo:font-size="10pt" style:font-size-asian="10pt" style:font-name-complex="Tahoma" style:font-size-complex="11pt"/>
    </style:style>
    <style:style style:name="T2" style:family="text">
      <style:text-properties style:font-name="Tahoma" fo:font-size="9pt" style:font-size-asian="9pt" style:font-name-complex="Tahoma" style:font-size-complex="11pt"/>
    </style:style>
    <style:style style:name="T3" style:family="text">
      <style:text-properties fo:font-size="9pt" style:font-size-asian="9pt"/>
    </style:style>
    <style:style style:name="T4" style:family="text">
      <style:text-properties fo:font-size="9pt" style:font-size-asian="9pt" style:font-name-complex="Times New Roman" style:font-size-complex="11pt"/>
    </style:style>
    <style:style style:name="T5" style:family="text">
      <style:text-properties fo:font-size="9pt" style:font-size-asian="9pt" style:font-size-complex="11pt"/>
    </style:style>
    <style:style style:name="T6" style:family="text">
      <style:text-properties fo:font-size="9pt" officeooo:rsid="001b419d" style:font-size-asian="9pt" style:font-size-complex="11pt"/>
    </style:style>
    <style:style style:name="T7" style:family="text">
      <style:text-properties fo:font-size="9pt" officeooo:rsid="001e8143" style:font-size-asian="9pt" style:font-size-complex="11pt"/>
    </style:style>
    <style:style style:name="T8" style:family="text">
      <style:text-properties fo:font-size="9pt" officeooo:rsid="001f58f8" style:font-size-asian="9pt" style:font-size-complex="11pt"/>
    </style:style>
    <style:style style:name="T9" style:family="text">
      <style:text-properties fo:font-size="9pt" officeooo:rsid="00208d4c" style:font-size-asian="9pt" style:font-size-complex="11pt"/>
    </style:style>
    <style:style style:name="T10" style:family="text">
      <style:text-properties fo:font-size="9pt" officeooo:rsid="0021570c" style:font-size-asian="9pt" style:font-size-complex="11pt"/>
    </style:style>
    <style:style style:name="T11" style:family="text">
      <style:text-properties fo:font-size="9pt" officeooo:rsid="002b03f9" style:font-size-asian="9pt" style:font-size-complex="11pt"/>
    </style:style>
    <style:style style:name="T12" style:family="text">
      <style:text-properties fo:font-size="9pt" officeooo:rsid="002bb6f6" style:font-size-asian="9pt" style:font-size-complex="11pt"/>
    </style:style>
    <style:style style:name="T13" style:family="text">
      <style:text-properties fo:font-size="9pt" officeooo:rsid="002e7d7e" style:font-size-asian="9pt" style:font-size-complex="11pt"/>
    </style:style>
    <style:style style:name="T14" style:family="text">
      <style:text-properties fo:font-size="9pt" officeooo:rsid="00304783" style:font-size-asian="9pt" style:font-size-complex="11pt"/>
    </style:style>
    <style:style style:name="T15" style:family="text">
      <style:text-properties fo:font-size="9pt" officeooo:rsid="0032aa68" style:font-size-asian="9pt" style:font-size-complex="11pt"/>
    </style:style>
    <style:style style:name="T16" style:family="text">
      <style:text-properties fo:font-size="9pt" officeooo:rsid="001b419d" style:font-size-asian="9pt"/>
    </style:style>
    <style:style style:name="T17" style:family="text">
      <style:text-properties fo:font-size="9pt" officeooo:rsid="001e8143" style:font-size-asian="9pt"/>
    </style:style>
    <style:style style:name="T18" style:family="text">
      <style:text-properties officeooo:rsid="00208d4c"/>
    </style:style>
    <style:style style:name="T19" style:family="text">
      <style:text-properties fo:font-weight="bold" style:font-weight-asian="bold" style:font-weight-complex="bold"/>
    </style:style>
    <style:style style:name="T20" style:family="text">
      <style:text-properties officeooo:rsid="0026df32"/>
    </style:style>
    <style:style style:name="T21" style:family="text">
      <style:text-properties officeooo:rsid="0029e96a"/>
    </style:style>
    <style:style style:name="T22" style:family="text">
      <style:text-properties officeooo:rsid="002a9b9e"/>
    </style:style>
    <style:style style:name="T23" style:family="text">
      <style:text-properties officeooo:rsid="002bb6f6"/>
    </style:style>
    <style:style style:name="T24" style:family="text">
      <style:text-properties officeooo:rsid="002e7d7e"/>
    </style:style>
    <style:style style:name="T25" style:family="text">
      <style:text-properties officeooo:rsid="00304783"/>
    </style:style>
    <style:style style:name="T26" style:family="text">
      <style:text-properties officeooo:rsid="003130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BJECTIVE: </text:p>
      <text:p text:style-name="P3">Seeking problems of scale in high volume environment<text:span text:style-name="T26">s</text:span>.</text:p>
      <text:p text:style-name="P17">SKILLS <text:span text:style-name="T18">&amp; LANGUAGES</text:span>:</text:p>
      <text:p text:style-name="P8"><text:span text:style-name="T5">Python</text:span><text:span text:style-name="T7">2/3 (bottle, flask, </text:span><text:span text:style-name="T13">sqlalchemy</text:span><text:span text:style-name="T7">)</text:span><text:span text:style-name="T5">, Perl</text:span><text:span text:style-name="T7">5</text:span><text:span text:style-name="T5">, </text:span><text:span text:style-name="T9">Rust, Go, Javascript, </text:span><text:span text:style-name="T5">C, shell, </text:span></text:p>
      <text:p text:style-name="P8"><text:span text:style-name="T5">TDD, Linux, Apache, SQL (Postgresql, MySQL, </text:span><text:span text:style-name="T7">Redshift</text:span><text:span text:style-name="T5">), </text:span><text:span text:style-name="T10">NoSQL (</text:span><text:span text:style-name="T13">Elastic</text:span><text:span text:style-name="T10">, </text:span><text:span text:style-name="T5">MongoDB, Redis, Riak</text:span><text:span text:style-name="T10">)</text:span><text:span text:style-name="T5">, <text:s/></text:span><text:span text:style-name="T13">React,</text:span></text:p>
      <text:p text:style-name="P8"><text:span text:style-name="T5">AWS </text:span><text:span text:style-name="T7">(EC2, S3, IAM, RDS, SQS, Kinesis, </text:span><text:span text:style-name="T8">Athena, </text:span><text:span text:style-name="T13">Glue</text:span><text:span text:style-name="T7">), Docker</text:span><text:span text:style-name="T5">, Git, Gerrit, Subversion, </text:span><text:span text:style-name="T7">Terraform, </text:span><text:span text:style-name="T5">Chef, </text:span><text:span text:style-name="T13">Salt</text:span><text:span text:style-name="T5">, Puppet. </text:span></text:p>
      <text:p text:style-name="P17">EXPERIENCE:</text:p>
      <text:p text:style-name="P5"><text:span text:style-name="T19">Lemur Labs</text:span>, Los Angeles, CA: CEO and Chief Ninjaneer: <text:s/><text:span text:style-name="T25">Feb</text:span> 2019 – current</text:p>
      <text:p text:style-name="P5"><text:tab/>Software consultancy for prototyping ideas and testing market fit. <text:s/>Created a custom shim over an online store to drive traffic and track conversions - reverse engineered the online store API, built a python client and flask server to proxy requests <text:span text:style-name="T24">with</text:span> a React+Redux <text:span text:style-name="T24">UI.</text:span></text:p>
      <text:p text:style-name="P5"/>
      <text:p text:style-name="P15"><text:span text:style-name="Style_20_job_20_title_20__2b__20_11_20_pt_20_Bold_20_Char"><text:span text:style-name="T16">ZipRecruiter</text:span></text:span><text:span text:style-name="T5">, Los Angeles, CA: </text:span><text:span text:style-name="T6">Senior Software Engineer</text:span><text:span text:style-name="T5">: </text:span><text:span text:style-name="T6">Sep</text:span><text:span text:style-name="T5"> 201</text:span><text:span text:style-name="T6">5</text:span><text:span text:style-name="T5"> – J</text:span><text:span text:style-name="T6">an</text:span><text:span text:style-name="T5"> 201</text:span><text:span text:style-name="T6">9</text:span></text:p>
      <text:p text:style-name="P16"><text:span text:style-name="T5"><text:tab/></text:span><text:span text:style-name="T11">ZipRecruiter connects people with their next great opportunity through job search and automated smart matching.</text:span></text:p>
      <text:p text:style-name="P20"/>
      <text:p text:style-name="P12"><text:tab/><text:span text:style-name="T20">Improved search times from minutes to sub-200ms for largest and highest paying customers by offloading candidate search from primary RDBMS to Elastic. <text:s/>Improved acquisition, up-sell and retention of large customers with a new resume search feature over 200 million resumes, importing data from non-searchable raw resume data stored in S3. <text:s/>Proposed, specified, built, tested, load tested, multi-tier disaster recovery, documented and deployed with a team of 3. <text:s/>Created new ops path to build machines outside the monolith. <text:s text:c="2"/></text:span></text:p>
      <text:p text:style-name="P12"/>
      <text:p text:style-name="P14"><text:tab/>Transferred to data team to manage data ingress and integrity for both products. <text:s/>Reduced primary database contention and improved cache performance by migrating monolith event data out of the primary data store into a parallel path into S3 and data warehouse, updating all upstream producers and downstream consumers incrementally and with zero downtime. <text:s/>Owned table definitions, S3 data layout and tooling to automate metadata for Athena and Spark as we built a data lake around structured S3 data to reduce load on redshift data warehouse.</text:p>
      <text:p text:style-name="P21"/>
      <text:p text:style-name="P11"><text:tab/><text:span text:style-name="T21">python, perl, elastic, mysql, redshift, salt, terraform, docker, aws: ec2, S3, sqs, kinesis</text:span></text:p>
      <text:p text:style-name="P11"/>
      <text:p text:style-name="P15"><text:span text:style-name="Style_20_job_20_title_20__2b__20_11_20_pt_20_Bold_20_Char"><text:span text:style-name="T3">AirMedia</text:span></text:span><text:span text:style-name="T5">, Los Angeles, CA: Chief Ninjaneer: July 2014 – July 2015</text:span></text:p>
      <text:p text:style-name="P13"><text:tab/>First Engineering hire building a video distribution and recommendation platform for premium ad supported video. <text:s/>AirMedia provide<text:span text:style-name="T22">s</text:span> free distribution in exchange for a post-roll video recommendation unit. <text:s text:c="2"/>Wrote, deployed and maintained the python back-end services and data reporting hosted in AWS with a mongoDB database. <text:s/>Technical lead for investor due diligence. <text:s/>Onboard<text:span text:style-name="T22">ing,</text:span> mentor<text:span text:style-name="T22">ing and code-review.</text:span></text:p>
      <text:p text:style-name="P10"><text:span text:style-name="Style_20_job_20_title_20__2b__20_11_20_pt_20_Bold_20_Char"><text:span text:style-name="T3"/></text:span></text:p>
      <text:p text:style-name="P9"><text:span text:style-name="Style_20_job_20_title_20__2b__20_11_20_pt_20_Bold_20_Char"><text:span text:style-name="T3">DemandMedia</text:span></text:span><text:span text:style-name="T5">, Los Angeles, CA: Lead Engineer + SRE + Ops: Aug 2011 – July 2014 </text:span></text:p>
      <text:p text:style-name="P4"><text:tab/>Project Incite: 8 months from idea to 2MM product creating live contextual recommendation across eHow.com’s 3.2 million pages and members of an exchange service. <text:s/>Utilized rabbitmq, python, thrift, scrapy, aws, redis, riak, postgresql, django, chef, nagios, git, and gerrit.</text:p>
      <text:p text:style-name="P4"/>
      <text:p text:style-name="P4"><text:tab/>Won inaugural company Hackathon to capture a million dollar market via targeted pharmaceutical advertising for eHow. <text:s/>Championed and launched product, deployed at scale across eHow.</text:p>
      <text:p text:style-name="P4"/>
      <text:p text:style-name="P4"><text:tab/>Implemented server and process improvements for eHow. <text:s/>Improved Pagerank by tracking and analyzing page load times, shaving hundreds of milliseconds off of TTFB to clients and googlebot. <text:s text:c="2"/>Analyzed and upgraded codebase for php 5.3 – 5.5 transition. Trained eHow Engineers on splunk, git, puppet, python.</text:p>
      <text:p text:style-name="P10"><text:span text:style-name="Style_20_job_20_title_20__2b__20_11_20_pt_20_Bold_20_Char"><text:span text:style-name="T3"/></text:span></text:p>
      <text:p text:style-name="P9"><text:span text:style-name="Style_20_job_20_title_20__2b__20_11_20_pt_20_Bold_20_Char"><text:span text:style-name="T3">Open42 / DemandMedia</text:span></text:span><text:span text:style-name="T5">, Los Angeles, CA: Chief Ninjaneer / Lead Engineer: Nov 2010 – Aug 2011 </text:span></text:p>
      <text:p text:style-name="P4"><text:tab/>Open42’s small engineering team built a high speed, high capacity, cloud based, “big data” data warehouse for analyzing click traffic at Demand Media, geared to provide machine learning algorithms for related content projection and clustering. <text:s/>Demand Media acquired Open42 in Aug 2011 to bring the technology and team in house.</text:p>
      <text:p text:style-name="P4"/>
      <text:p text:style-name="P4"><text:tab/><text:span text:style-name="T22">Fourth engineering hire. <text:s/></text:span>Served as technical point-of-contact from Open42 to Demand Media. <text:s/>Wrote data analysis jobs utilizing Hadoop. <text:s/>Due diligence of RSSGraffiti code <text:span text:style-name="T23">and redesigning as a </text:span>work queue to improve database locality. <text:s/>Migrated open42 code repository from SVN to git. Migrated the RSSGraffiti SVN repo to git and online bug tracker to local redmine instance. <text:s/>Picked chef as deployment infrastructure and wrote most of the company recipes. Created automated nagios monitoring for all ec2 cloud hosts. <text:s/>Installed and spearheaded adoption of bug tracking (redmine, integrated into git, gerrit and github), code review in gerrit and continuous integration in jenkins. Amazon EC2 AWS configuration and life cycle management. <text:s/>Redis based IP blocking system for legacy product (7MM entries).</text:p>
      <text:p text:style-name="P10"/>
      <text:p text:style-name="P9"><text:span text:style-name="Style_20_job_20_title_20__2b__20_11_20_pt_20_Bold_20_Char"><text:span text:style-name="T3">The Rubicon Project</text:span></text:span><text:span text:style-name="T5">, Los Angeles, CA: Senior Software Engineer: Oct 2008 - Sept 2010 </text:span></text:p>
      <text:p text:style-name="P4"><text:tab/>The Rubicon Project, the world leader in Yield Optimization technology, launched in 2007 with a mission to automate buying an selling across the $65 billion global online advertising industry. <text:s/>The ‘core engineering’ team is responsible for all elements of ad scheduling, serving and back end log processing and aggregation.</text:p>
      <text:p text:style-name="P6"/>
      <text:p text:style-name="P4"><text:tab/>Rewrote perl ad scheduler to use a custom rules engine instead of SQL bitmasks, speeding up a 10-30 minute process to sub one minute. <text:s/>Monitored and analyzed slow network transfer in scheduling system, improved sync speed by factor of 5. Stabilized log aggregation and <text:soft-page-break/>pushed to make our data pipeline a valued piece of infrastructure. <text:s/>Migrated monthly aggregation rollup into a streaming calculation after the calculations exceeded the capacity of the database. <text:s text:c="2"/>Reverse-engineered calculations for financial proration then improved them to use exact splitting of fixed length fractional amounts <text:span text:style-name="T24">to ensure consistent sums at each level of roll-up</text:span>, parallelized as first production use of <text:span text:style-name="T24">hadoop</text:span> cluster. <text:s/>Improved layout of SVN repositories, oversaw/assisted with all SVN merges, implemented unit tests for scheduler, added strictures and warnings to scheduler and aggregator code and fixed resulting errors concurrent with mainline development.</text:p>
      <text:p text:style-name="P4"/>
      <text:p text:style-name="job_20_title"><text:span text:style-name="Style_20_job_20_title_20__2b__20_11_20_pt_20_Bold_20_Char"><text:span text:style-name="T3">Mediaplex</text:span></text:span><text:span text:style-name="T5">, Los Angeles, CA: Software Engineer Manager: Aug 2006 – Sept 2008 </text:span></text:p>
      <text:p text:style-name="P4"><text:tab/>Mediaplex, an operational business unit of ValueClick (Conversant), delivers technology solutions to enable online publishers to meet specific business needs. <text:s/>Lead engineer on team of four engineers enhancing a mature online advertising system for moderate-sized publishers. Selected new features, distributed work, designed code, implemented updates, tested and provided live support. Improved accuracy of team’s project estimates and delivered releases on time.</text:p>
      <text:p text:style-name="P19">Revived MOJO team by providing leadership that empowered engineers to take ownership of their work. Improved communication, cohesiveness and morale by starting weekly one-on-one meetings to track progress, address issues and grow employees. Built solid relationship with systems team through personal communication, follow-through and professionalism - resulting in improved support. </text:p>
      <text:p text:style-name="P19">Extended Perl advertisement allocator. Maintained Apache+mod_perl UI and delivery system on RHEL5 Linux environment. Used MySQL database for counts and configuration. Migrated reports and data to an Oracle data warehouse. </text:p>
      <text:p text:style-name="P17">COMMUNITY:</text:p>
      <text:p text:style-name="P4">Organizer and speaker for LA Perl 2008-current. <text:s/>http://la.pm.org</text:p>
      <text:p text:style-name="P7"><text:span text:style-name="T12">Technical s</text:span><text:span text:style-name="T5">p</text:span><text:span text:style-name="T12">eaker</text:span><text:span text:style-name="T5"> at </text:span><text:span text:style-name="T12">Socal Linux Expo</text:span><text:span text:style-name="T7">, </text:span><text:span text:style-name="T5">Devops</text:span><text:span text:style-name="T7">DayLA,</text:span><text:span text:style-name="T5"> <text:s/></text:span><text:span text:style-name="T10">AllThingsOpen, </text:span><text:span text:style-name="T5">and multiple YAPC/</text:span><text:span text:style-name="T10">tPC</text:span><text:span text:style-name="T5"> conferences. <text:s/></text:span></text:p>
      <text:p text:style-name="P7"><text:span text:style-name="T10">2019 </text:span><text:span text:style-name="T12">conference presentation</text:span><text:span text:style-name="T14">s: </text:span><text:span text:style-name="T15">one</text:span><text:span text:style-name="T10"> at ATO</text:span><text:span text:style-name="T15"> </text:span><text:span text:style-name="T10">and </text:span><text:span text:style-name="T12">two at</text:span><text:span text:style-name="T10"> tPC2019</text:span><text:span text:style-name="T7">.</text:span></text:p>
      <text:p text:style-name="P17">EDUCATION: </text:p>
      <text:p text:style-name="P4">California Institute of Technology, Pasadena, CA</text:p>
      <text:p text:style-name="P18"><text:span text:style-name="T3">Bachelor of Science, Electrical Engineering. <text:s/></text:span><text:span text:style-name="T17">DN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Courier New" svg:font-family="'Courier New'" style:font-pitch="variable"/>
    <style:font-face style:name="DejaVu Sans" svg:font-family="'DejaVu Sans', 'Times New Roma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font-name-asian="DejaVu Sans" style:font-family-asian="'DejaVu Sans', 'Times New 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Times New Roma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 fo:font-family="'Times New Roman'" style:font-family-generic="roman" style:font-pitch="variable" fo:font-size="12pt" style:font-name-asian="Courier New" style:font-family-asian="'Courier New'" style:font-pitch-asian="variable" style:font-size-asian="12pt" style:font-name-complex="Courier New" style:font-family-complex="'Courier New'" style:font-pitch-complex="variable" style:font-size-complex="12pt"/>
    </style:style>
    <style:style style:name="job_20_description" style:display-name="job description" style:family="paragraph" style:parent-style-name="Preformatted_20_Text">
      <style:paragraph-properties fo:margin-left="0.5in" fo:margin-right="0in" fo:text-indent="0in" style:auto-text-indent="false"/>
    </style:style>
    <style:style style:name="job_20_title" style:display-name="job title" style:family="paragraph" style:parent-style-name="job_20_description">
      <style:paragraph-properties fo:margin-left="0.5in" fo:margin-right="0in" fo:text-indent="-0.3165in" style:auto-text-indent="false"/>
    </style:style>
    <style:style style:name="job_20_heading" style:display-name="job heading" style:family="paragraph" style:parent-style-name="Preformatted_20_Text">
      <style:text-properties style:font-name="Tahoma" fo:font-family="Tahoma" style:font-pitch="variable" style:font-name-complex="Tahoma" style:font-family-complex="Tahoma" style:font-pitch-complex="variable"/>
    </style:style>
    <style:style style:name="Style_20_job_20_heading_20__2b__20_11_20_pt" style:display-name="Style job heading + 11 pt" style:family="paragraph" style:parent-style-name="job_20_heading">
      <style:paragraph-properties fo:margin-top="0.111in" fo:margin-bottom="0in" loext:contextual-spacing="false"/>
      <style:text-properties fo:font-size="11pt" style:font-size-asian="11pt"/>
    </style:style>
    <style:style style:name="Style_20_job_20_title_20__2b__20_11_20_pt_20_Bold" style:display-name="Style job title + 11 pt Bold" style:family="paragraph" style:parent-style-name="job_20_title">
      <style:paragraph-properties fo:margin-left="0.5in" fo:margin-right="0in" fo:margin-top="0.1665in" fo:margin-bottom="0in" loext:contextual-spacing="false" fo:text-indent="-0.3201in" style:auto-text-indent="false"/>
      <style:text-properties fo:font-size="11pt" fo:font-weight="bold" style:font-size-asian="11pt" style:font-weight-asian="bold" style:font-weight-complex="bold"/>
    </style:style>
    <style:style style:name="Style_20_job_20_title_20__2b__20_11_20_pt" style:display-name="Style job title + 11 pt" style:family="paragraph" style:parent-style-name="job_20_title">
      <style:paragraph-properties fo:margin-left="0.5in" fo:margin-right="0in" fo:margin-top="0.1665in" fo:margin-bottom="0in" loext:contextual-spacing="false" fo:text-indent="-0.3201in" style:auto-text-indent="false"/>
      <style:text-properties fo:font-size="11pt" style:font-size-asian="11pt"/>
    </style:style>
    <style:style style:name="Style_20_job_20_title_20__2b__20_11_20_pt1" style:display-name="Style job title + 11 pt1" style:family="paragraph" style:parent-style-name="job_20_title">
      <style:text-properties style:font-name="Tahoma" fo:font-family="Tahoma" style:font-pitch="variable" fo:font-size="11pt" style:font-size-asian="11pt" style:font-name-complex="Tahoma" style:font-family-complex="Tahoma"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Preformatted_20_Text_20_Char" style:display-name="Preformatted Text Char" style:family="text">
      <style:text-properties fo:font-size="12pt" fo:language="en" fo:country="US" style:font-name-asian="Courier New" style:font-family-asian="'Courier New'" style:font-pitch-asian="variable" style:font-size-asian="12pt" style:font-name-complex="Courier New" style:font-family-complex="'Courier New'" style:font-pitch-complex="variable" style:font-size-complex="12pt" style:language-complex="ar" style:country-complex="SA"/>
    </style:style>
    <style:style style:name="job_20_description_20_Char" style:display-name="job description Char" style:family="text" style:parent-style-name="Preformatted_20_Text_20_Char"/>
    <style:style style:name="job_20_title_20_Char" style:display-name="job title Char" style:family="text" style:parent-style-name="job_20_description_20_Char"/>
    <style:style style:name="Style_20_job_20_title_20__2b__20_11_20_pt_20_Bold_20_Char" style:display-name="Style job title + 11 pt Bold Char" style:family="text">
      <style:text-properties fo:font-size="11pt" fo:language="en" fo:country="US" fo:font-weight="bold" style:font-name-asian="Courier New" style:font-family-asian="'Courier New'" style:font-pitch-asian="variable" style:font-size-asian="11pt" style:font-weight-asian="bold" style:font-name-complex="Courier New" style:font-family-complex="'Courier New'" style:font-pitch-complex="variable" style:font-size-complex="12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style:font-name-asian="DejaVu Sans" style:font-family-asian="'DejaVu Sans', 'Times New Roman'" style:font-pitch-asian="variable" style:font-size-asian="12pt" style:font-size-complex="12pt"/>
    </style:style>
    <style:style style:name="Footer_20_Char" style:display-name="Footer Char" style:family="text">
      <style:text-properties fo:font-size="12pt" style:font-name-asian="DejaVu Sans" style:font-family-asian="'DejaVu Sans', 'Times New Roman'" style:font-pitch-asian="variable"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reformatted_20_Text">
      <style:paragraph-properties>
        <style:tab-stops>
          <style:tab-stop style:position="3.75in" style:type="center"/>
          <style:tab-stop style:position="7.3752in" style:type="right"/>
        </style:tab-stops>
      </style:paragraph-properties>
    </style:style>
    <style:style style:name="MP2" style:family="paragraph" style:parent-style-name="Preformatted_20_Text">
      <style:paragraph-properties>
        <style:tab-stops>
          <style:tab-stop style:position="3.75in" style:type="center"/>
          <style:tab-stop style:position="7.3752in" style:type="right"/>
        </style:tab-stops>
      </style:paragraph-properties>
      <style:text-properties fo:font-size="9pt" style:font-size-asian="9pt" style:font-name-complex="Times New Roman" style:font-size-complex="11pt"/>
    </style:style>
    <style:style style:name="MT1" style:family="text">
      <style:text-properties style:font-name="Tahoma" fo:font-size="10pt" style:font-size-asian="10pt" style:font-name-complex="Tahoma" style:font-size-complex="11pt"/>
    </style:style>
    <style:style style:name="MT2" style:family="text">
      <style:text-properties style:font-name="Tahoma" fo:font-size="9pt" style:font-size-asian="9pt" style:font-name-complex="Tahoma" style:font-size-complex="11pt"/>
    </style:style>
    <style:style style:name="MT3" style:family="text">
      <style:text-properties fo:font-size="9pt" style:font-size-asian="9pt" style:font-name-complex="Times New Roman" style:font-size-complex="11pt"/>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pan text:style-name="MT1"><text:tab/>Andrew Grangaard</text:span><text:span text:style-name="MT2"><text:tab/></text:span><text:span text:style-name="MT3">(818) 464-6712 </text:span></text:p>
        <text:p text:style-name="MP2"><text:tab/>andrew.grangaard@gmail.com<text:tab/>28 Outrigger St. #7, MDR, CA <text:s/>90292</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 2015 - Andrew Grangaard</dc:title>
    <dc:subject/>
    <meta:keyword/>
    <dc:description/>
    <meta:initial-creator>agrangaard</meta:initial-creator>
    <meta:creation-date>2015-07-31T13:55:00</meta:creation-date>
    <dc:date>2020-02-11T23:56:49.955866195</dc:date>
    <meta:print-date>2020-01-24T14:14:39.802586284</meta:print-date>
    <meta:editing-cycles>21</meta:editing-cycles>
    <meta:editing-duration>PT1H30M2S</meta:editing-duration>
    <meta:generator>LibreOffice/6.0.7.3$Linux_X86_64 LibreOffice_project/00m0$Build-3</meta:generator>
    <meta:document-statistic meta:table-count="0" meta:image-count="0" meta:object-count="0" meta:page-count="2" meta:paragraph-count="39" meta:word-count="1089" meta:character-count="7574" meta:non-whitespace-character-count="6448"/>
  </office:meta>
</office:document-meta>
</file>